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W</mi>
      <mrow>
        <mspace width="2em"/>
        <mo stretchy="false">=</mo>
        <mspace width="2em"/>
      </mrow>
      <mrow>
        <mo stretchy="false">∫</mo>
        <mstyle mathvariant="bold">
          <mi>F</mi>
        </mstyle>
      </mrow>
      <mspace width="0.5em"/>
      <mtext>d</mtext>
      <mstyle mathvariant="bold">
        <mi>r</mi>
      </mstyle>
    </mrow>
    <annotation encoding="StarMath 5.0">W ~=~ int bold F ` "d" bold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43:44.566000000</meta:creation-date>
    <dc:date>2015-03-03T11:44:19.426000000</dc:date>
    <meta:editing-duration>PT34S</meta:editing-duration>
    <meta:editing-cycles>1</meta:editing-cycles>
    <meta:generator>LibreOffice/4.3.4.1$Windows_x86 LibreOffice_project/bc356b2f991740509f321d70e4512a6a54c5f243</meta:generator>
  </office:meta>
</office:document-meta>
</file>